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paragraph-rsid="0021bc0a"/>
    </style:style>
    <style:style style:name="P9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10" style:family="paragraph" style:parent-style-name="Heading_20_3">
      <style:text-properties style:font-name="Cantarell"/>
    </style:style>
    <style:style style:name="P11" style:family="paragraph" style:parent-style-name="Heading_20_4">
      <style:text-properties style:font-name="Cantarell" fo:font-style="normal" style:font-style-asian="normal" style:font-style-complex="normal"/>
    </style:style>
    <style:style style:name="P12" style:family="paragraph" style:parent-style-name="Heading_20_4">
      <style:text-properties style:font-name="Cantarell" fo:font-style="normal" officeooo:rsid="0033d1c1" officeooo:paragraph-rsid="0033d1c1" style:font-style-asian="normal" style:font-style-complex="normal"/>
    </style:style>
    <style:style style:name="P13" style:family="paragraph" style:parent-style-name="First_20_paragraph">
      <style:paragraph-properties fo:text-align="start" style:justify-single-word="false"/>
      <style:text-properties officeooo:paragraph-rsid="002d1fb6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style:font-name="Cantarel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bold" officeooo:rsid="0021bc0a" style:font-weight-asian="bold" style:font-weight-complex="bold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1bc0a" style:font-weight-asian="normal" style:font-weight-complex="normal"/>
    </style:style>
    <style:style style:name="T8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ntarell" officeooo:rsid="002d1fb6"/>
    </style:style>
    <style:style style:name="T10" style:family="text">
      <style:text-properties style:font-name="Cantarell" style:text-underline-style="none"/>
    </style:style>
    <style:style style:name="T11" style:family="text">
      <style:text-properties style:font-name="Cantarell" style:text-underline-style="solid" style:text-underline-width="auto" style:text-underline-color="font-color"/>
    </style:style>
    <style:style style:name="T12" style:family="text">
      <style:text-properties officeooo:rsid="002704dd"/>
    </style:style>
    <style:style style:name="T13" style:family="text">
      <style:text-properties officeooo:rsid="00285096"/>
    </style:style>
    <style:style style:name="T14" style:family="text">
      <style:text-properties style:font-name="Cantarell" fo:font-size="12pt" style:font-name-complex="Cantarel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008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<text:bookmark-start text:name="alexandre-poitevin"/>Alexandre POITEVIN<text:bookmark-end text:name="alexandre-poitevin"/></text:h>
      <text:p text:style-name="P13"><draw:frame text:anchor-type="paragraph" draw:z-index="0" draw:name="Shape1" draw:style-name="gr1" draw:text-style-name="P15" svg:width="1.8232in" svg:height="0.6012in" svg:x="4.6043in" svg:y="-0.0138in"><draw:text-box><text:p text:style-name="P14"><text:span text:style-name="T14">20 Allée Tourtonde</text:span></text:p><text:p text:style-name="P14"><text:span text:style-name="T14">47200 Marmande</text:span><text:span text:style-name="T14"><text:line-break/></text:span><text:span text:style-name="T14"/></text:p></draw:text-box></draw:frame><text:span text:style-name="T9">0663240636</text:span><text:span text:style-name="T3"><text:line-break/></text:span><text:a xlink:type="simple" xlink:href="mailto:alexandre.poitevin@pm.me" text:style-name="Internet_20_link" text:visited-style-name="Visited_20_Internet_20_Link"><text:span text:style-name="Definition"><text:span text:style-name="T11">alexandre.poitevin@pm.me</text:span></text:span></text:a><text:span text:style-name="Definition"><text:span text:style-name="T3"><text:line-break/></text:span></text:span><text:a xlink:type="simple" xlink:href="https://www.linkedin.com/in/alexandre-poitevin-yahya-abou-imran" text:style-name="Internet_20_link" text:visited-style-name="Visited_20_Internet_20_Link"><text:span text:style-name="Definition"><text:span text:style-name="T9">LinkedIn</text:span></text:span></text:a><text:span text:style-name="Definition"><text:span text:style-name="T9"><text:line-break/></text:span></text:span><text:a xlink:type="simple" xlink:href="https://gitlab.com/yahya-abou-imran" text:style-name="Internet_20_link" text:visited-style-name="Visited_20_Internet_20_Link"><text:span text:style-name="Definition"><text:span text:style-name="T9">GitLab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12">s</text:span> modéliser et de les résoudre par un code de qualité et performant.<text:line-break/>Goût du travail en équipe, ouvert d’esprit, dynamique et réactif.</text:p>
      <text:h text:style-name="P11" text:outline-level="4"><text:bookmark-start text:name="formation"/>FORMATION<text:bookmark-end text:name="formation"/></text:h>
      <text:list xml:id="list2244539212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1" text:outline-level="4"><text:bookmark-start text:name="expériences-professionnelles"/>EXPÉRIENCES PROFESSIONNELLES<text:bookmark-end text:name="expériences-professionnelles"/></text:h>
      <text:list xml:id="list1797919957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1" text:outline-level="4"><text:bookmark-start text:name="compétences-principales"/>COMPÉTENCES PRINCIPALES<text:bookmark-end text:name="compétences-principales"/></text:h>
      <text:list xml:id="list1890347043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1" text:outline-level="4"><text:bookmark-start text:name="projets-personnels"/>PROJETS <text:bookmark-end text:name="projets-personnels"/><text:span text:style-name="T13">OPEN SOURCE</text:span></text:h>
      <text:list xml:id="list2462502209" text:style-name="L4">
        <text:list-item>
          <text:p text:style-name="P7"><text:span text:style-name="T4">Librairies Python</text:span><text:span text:style-name="T6"> </text:span><text:span text:style-name="T3">:</text:span></text:p>
          <text:list>
            <text:list-item>
              <text:p text:style-name="P9"><text:a xlink:type="simple" xlink:href="https://pypi.org/project/checktypes" text:style-name="Internet_20_link" text:visited-style-name="Visited_20_Internet_20_Link"><text:span text:style-name="T8">checktype</text:span></text:a><text:a xlink:type="simple" xlink:href="https://pypi.org/project/checktypes" text:style-name="Internet_20_link" text:visited-style-name="Visited_20_Internet_20_Link"><text:span text:style-name="T8">s</text:span></text:a><text:span text:style-name="T6"> : outils de data validation</text:span></text:p>
            </text:list-item>
            <text:list-item>
              <text:p text:style-name="P8"><text:a xlink:type="simple" xlink:href="https://pypi.org/project/hybridset/" text:style-name="Internet_20_link" text:visited-style-name="Visited_20_Internet_20_Link"><text:span text:style-name="T5">hybridset</text:span></text:a><text:span text:style-name="T7"> : structurde de données stockant séparément les valeurs hashables et non hashables</text:span><text:bookmark text:name="compétences-complémentaires"/></text:p>
            </text:list-item>
          </text:list>
        </text:list-item>
      </text:list>
      <text:h text:style-name="P12" text:outline-level="4">COMPÉTENCES COMPLÉMETAIRES</text:h>
      <text:list xml:id="list2199140096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43:09.633589445</dc:date>
    <meta:editing-duration>PT49M10S</meta:editing-duration>
    <meta:editing-cycles>23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198" meta:character-count="1386" meta:non-whitespace-character-count="1223"/>
  </office:meta>
</office:document-meta>
</file>